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Arial" svg:font-family="Arial" style:font-pitch="variable"/>
    <style:font-face style:name="Arial Black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1b1918" draw:stroke-linejoin="miter" svg:stroke-linecap="butt" draw:fill="non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cm" svg:stroke-color="#1b1918" draw:stroke-linejoin="miter" svg:stroke-linecap="butt" draw:fill="solid" draw:fill-color="#ffffff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dash" draw:stroke-dash="Dash_5f_0" svg:stroke-width="0.02cm" svg:stroke-color="#1b1918" draw:stroke-linejoin="miter" svg:stroke-linecap="butt" draw:fill="none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solid" svg:stroke-width="0cm" svg:stroke-color="#000000" draw:fill="none" draw:shadow="hidden"/>
    </style:style>
    <style:style style:name="gr5" style:family="graphic" style:parent-style-name="standard">
      <style:graphic-properties draw:stroke="solid" svg:stroke-width="0.02cm" svg:stroke-color="#1b1918" draw:marker-end="Arrow" draw:stroke-linejoin="miter" svg:stroke-linecap="butt" draw:fill="none" fo:padding-top="0.135cm" fo:padding-bottom="0.135cm" fo:padding-left="0.26cm" fo:padding-right="0.26cm" draw:shadow="hidden"/>
    </style:style>
    <style:style style:name="gr6" style:family="graphic" style:parent-style-name="standard">
      <style:graphic-properties draw:stroke="none" draw:fill="none" fo:min-height="0.786cm" fo:min-width="2.5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5cm" svg:stroke-color="#1b1918" draw:stroke-linejoin="miter" svg:stroke-linecap="butt" draw:fill="solid" draw:fill-color="#1b1918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solid" svg:stroke-width="0.02cm" svg:stroke-color="#1b1918" draw:stroke-linejoin="miter" svg:stroke-linecap="butt" draw:fill="none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none" draw:fill="none" fo:min-height="0.882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fo:min-height="0.67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fo:min-height="0.741cm" fo:min-width="2.54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cm" svg:stroke-color="#009ee0" draw:stroke-linejoin="miter" svg:stroke-linecap="butt" draw:fill="solid" draw:fill-color="#868789" fo:padding-top="0.135cm" fo:padding-bottom="0.135cm" fo:padding-left="0.26cm" fo:padding-right="0.26cm" draw:shadow="hidden"/>
    </style:style>
    <style:style style:name="gr13" style:family="graphic" style:parent-style-name="standard">
      <style:graphic-properties draw:stroke="solid" svg:stroke-width="0.02cm" svg:stroke-color="#009ee0" draw:stroke-linejoin="miter" svg:stroke-linecap="butt" draw:fill="none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none" draw:fill="none" fo:min-height="0.847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fo:min-height="0.758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fo:min-height="1.217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fo:min-height="0.653cm" fo:min-width="2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fo:min-height="1.005cm" fo:min-width="2.54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2cm" svg:stroke-color="#e30016" draw:stroke-linejoin="miter" svg:stroke-linecap="butt" draw:fill="none" fo:padding-top="0.135cm" fo:padding-bottom="0.135cm" fo:padding-left="0.26cm" fo:padding-right="0.26cm" draw:shadow="hidden"/>
    </style:style>
    <style:style style:name="gr20" style:family="graphic" style:parent-style-name="standard">
      <style:graphic-properties draw:stroke="none" draw:fill="none" fo:min-height="0.75cm" fo:min-width="2.54cm" fo:padding-top="0cm" fo:padding-bottom="0cm" fo:padding-left="0cm" fo:padding-right="0cm"/>
    </style:style>
    <style:style style:name="gr21" style:family="graphic" style:parent-style-name="standard">
      <style:graphic-properties draw:stroke="none" draw:fill="none" fo:min-height="0.926cm" fo:min-width="2.54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0.794cm" fo:min-width="2.54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cm" svg:stroke-color="#c4c6c8" draw:stroke-linejoin="miter" svg:stroke-linecap="butt" draw:fill="none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none" draw:fill="none" fo:min-height="0.746cm" fo:min-width="2.54cm" fo:padding-top="0cm" fo:padding-bottom="0cm" fo:padding-left="0cm" fo:padding-right="0cm"/>
    </style:style>
    <style:style style:name="gr25" style:family="graphic" style:parent-style-name="standard">
      <style:graphic-properties draw:stroke="none" draw:fill="none" fo:min-height="2.183cm" fo:min-width="2.54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5cm" svg:stroke-color="#e30016" draw:stroke-linejoin="miter" svg:stroke-linecap="butt" draw:fill="none" fo:padding-top="0.15cm" fo:padding-bottom="0.15cm" fo:padding-left="0.275cm" fo:padding-right="0.275cm" draw:shadow="hidden"/>
    </style:style>
    <style:style style:name="gr27" style:family="graphic" style:parent-style-name="standard">
      <style:graphic-properties draw:stroke="none" draw:fill="none" fo:min-height="0.762cm" fo:min-width="2.54cm" fo:padding-top="0cm" fo:padding-bottom="0cm" fo:padding-left="0cm" fo:padding-right="0cm"/>
    </style:style>
    <style:style style:name="gr28" style:family="graphic" style:parent-style-name="standard">
      <style:graphic-properties draw:stroke="none" draw:fill="none" fo:min-height="1.482cm" fo:min-width="2.54cm" fo:padding-top="0cm" fo:padding-bottom="0cm" fo:padding-left="0cm" fo:padding-right="0cm"/>
    </style:style>
    <style:style style:name="gr29" style:family="graphic" style:parent-style-name="standard">
      <style:graphic-properties draw:stroke="none" draw:fill="none" fo:min-height="1.693cm" fo:min-width="2.54cm" fo:padding-top="0cm" fo:padding-bottom="0cm" fo:padding-left="0cm" fo:padding-right="0cm"/>
    </style:style>
    <style:style style:name="gr30" style:family="graphic" style:parent-style-name="standard">
      <style:graphic-properties draw:stroke="none" draw:fill="none" fo:min-height="1.27cm" fo:min-width="2.54cm" fo:padding-top="0cm" fo:padding-bottom="0cm" fo:padding-left="0cm" fo:padding-right="0cm"/>
    </style:style>
    <style:style style:name="gr31" style:family="graphic" style:parent-style-name="standard">
      <style:graphic-properties draw:stroke="none" draw:fill="none" fo:min-height="1.545cm" fo:min-width="2.54cm" fo:padding-top="0cm" fo:padding-bottom="0cm" fo:padding-left="0cm" fo:padding-right="0cm"/>
    </style:style>
    <style:style style:name="gr32" style:family="graphic" style:parent-style-name="standard">
      <style:graphic-properties draw:stroke="dash" draw:stroke-dash="Dash_5f_1" svg:stroke-width="0.02cm" svg:stroke-color="#1b1918" draw:stroke-linejoin="miter" svg:stroke-linecap="butt" draw:fill="none" fo:padding-top="0.135cm" fo:padding-bottom="0.135cm" fo:padding-left="0.26cm" fo:padding-right="0.26cm" draw:shadow="hidden"/>
    </style:style>
    <style:style style:name="gr33" style:family="graphic" style:parent-style-name="standard">
      <style:graphic-properties draw:stroke="none" draw:fill="none" fo:min-height="0.635cm" fo:min-width="2.54cm" fo:padding-top="0cm" fo:padding-bottom="0cm" fo:padding-left="0cm" fo:padding-right="0cm"/>
    </style:style>
    <style:style style:name="gr34" style:family="graphic" style:parent-style-name="standard">
      <style:graphic-properties draw:stroke="none" draw:fill="none" fo:min-height="0.656cm" fo:min-width="2.54cm" fo:padding-top="0cm" fo:padding-bottom="0cm" fo:padding-left="0cm" fo:padding-right="0cm"/>
    </style:style>
    <style:style style:name="gr35" style:family="graphic" style:parent-style-name="standard">
      <style:graphic-properties draw:stroke="none" draw:fill="none" fo:min-height="0.931cm" fo:min-width="2.54cm" fo:padding-top="0cm" fo:padding-bottom="0cm" fo:padding-left="0cm" fo:padding-right="0cm"/>
    </style:style>
    <style:style style:name="gr36" style:family="graphic" style:parent-style-name="standard">
      <style:graphic-properties draw:stroke="solid" svg:stroke-width="0.05cm" svg:stroke-color="#009ee0" draw:stroke-linejoin="miter" svg:stroke-linecap="butt" draw:fill="none" fo:padding-top="0.15cm" fo:padding-bottom="0.15cm" fo:padding-left="0.275cm" fo:padding-right="0.275cm" draw:shadow="hidden"/>
    </style:style>
    <style:style style:name="gr37" style:family="graphic" style:parent-style-name="standard">
      <style:graphic-properties draw:stroke="none" draw:fill="none" fo:min-height="1.08cm" fo:min-width="2.5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1b1918"/>
    </style:style>
    <style:style style:name="P4" style:family="paragraph">
      <loext:graphic-properties draw:fill="solid" draw:fill-color="#868789"/>
    </style:style>
    <style:style style:name="T1" style:family="text">
      <style:text-properties fo:color="#1b1918" style:font-name="Arial Black1" fo:font-size="16pt" style:font-name-asian="Arial Black1" style:font-size-asian="16pt" style:font-name-complex="Arial Black1" style:font-size-complex="16pt"/>
    </style:style>
    <style:style style:name="T2" style:family="text">
      <style:text-properties fo:color="#1b1918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e30016" style:font-name="Arial1" fo:font-size="12pt" style:font-name-asian="Arial1" style:font-size-asian="12pt" style:font-name-complex="Arial1" style:font-size-complex="12pt"/>
    </style:style>
    <style:style style:name="T4" style:family="text">
      <style:text-properties fo:color="#e30016" style:font-name="Arial1" fo:font-size="6pt" style:font-name-asian="Arial1" style:font-size-asian="6pt" style:font-name-complex="Arial1" style:font-size-complex="6pt"/>
    </style:style>
    <style:style style:name="T5" style:family="text">
      <style:text-properties fo:color="#009ee0" style:font-name="Arial1" fo:font-size="12pt" style:font-name-asian="Arial1" style:font-size-asian="12pt" style:font-name-complex="Arial1" style:font-size-complex="12pt"/>
    </style:style>
    <style:style style:name="T6" style:family="text">
      <style:text-properties fo:color="#009ee0" style:font-name="Arial1" fo:font-size="6pt" style:font-name-asian="Arial1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0.5cm" svg:height="0.433cm" svg:x="2.946cm" svg:y="6.866cm" svg:viewBox="0 0 501 434" draw:points="251,0 376,216 501,434 251,434 0,434 125,216">
          <text:p/>
        </draw:polygon>
        <draw:polygon draw:style-name="gr1" draw:text-style-name="P1" draw:layer="layout" svg:width="0.5cm" svg:height="0.433cm" svg:x="7.946cm" svg:y="6.866cm" svg:viewBox="0 0 501 434" draw:points="251,0 376,216 501,434 251,434 0,434 125,216">
          <text:p/>
        </draw:polygon>
        <draw:line draw:style-name="gr1" draw:text-style-name="P1" draw:layer="layout" svg:x1="9.894cm" svg:y1="6.866cm" svg:x2="14.621cm" svg:y2="6.866cm">
          <text:p/>
        </draw:line>
        <draw:polyline draw:style-name="gr1" draw:text-style-name="P1" draw:layer="layout" svg:width="5cm" svg:height="4.794cm" svg:x="3.196cm" svg:y="2.072cm" svg:viewBox="0 0 5001 4795" draw:points="3576,0 0,1794 3576,0 5001,4795">
          <text:p/>
        </draw:polyline>
        <draw:line draw:style-name="gr1" draw:text-style-name="P1" draw:layer="layout" svg:x1="3.196cm" svg:y1="6.866cm" svg:x2="3.196cm" svg:y2="3.866cm">
          <text:p/>
        </draw:line>
        <draw:path draw:style-name="gr2" draw:text-style-name="P2" draw:layer="layout" svg:width="0.176cm" svg:height="0.176cm" svg:x="3.107cm" svg:y="6.778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3.107cm" svg:y="3.778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8.107cm" svg:y="6.778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3" draw:text-style-name="P1" draw:layer="layout" svg:x1="3.196cm" svg:y1="6.866cm" svg:x2="15.2cm" svg:y2="6.866cm">
          <text:p/>
        </draw:line>
        <draw:polygon draw:style-name="gr2" draw:text-style-name="P2" draw:layer="layout" svg:width="1.5cm" svg:height="0.5cm" svg:x="11.122cm" svg:y="6.616cm" svg:viewBox="0 0 1501 501" draw:points="0,0 0,501 1501,501 1501,0">
          <text:p/>
        </draw:polygon>
        <draw:line draw:style-name="gr1" draw:text-style-name="P1" draw:layer="layout" svg:x1="6.772cm" svg:y1="2.072cm" svg:x2="11.874cm" svg:y2="6.867cm">
          <text:p/>
        </draw:line>
        <draw:path draw:style-name="gr2" draw:text-style-name="P2" draw:layer="layout" svg:width="0.176cm" svg:height="0.176cm" svg:x="11.784cm" svg:y="6.778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6.684cm" svg:y="1.983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4" draw:text-style-name="P1" draw:layer="layout" svg:x1="9.338cm" svg:y1="7.733cm" svg:x2="9.338cm" svg:y2="7.707cm">
          <text:p/>
        </draw:line>
        <draw:line draw:style-name="gr1" draw:text-style-name="P1" draw:layer="layout" svg:x1="13.484cm" svg:y1="6.866cm" svg:x2="13.329cm" svg:y2="7.133cm">
          <text:p/>
        </draw:line>
        <draw:line draw:style-name="gr1" draw:text-style-name="P1" draw:layer="layout" svg:x1="13.684cm" svg:y1="6.866cm" svg:x2="13.529cm" svg:y2="7.133cm">
          <text:p/>
        </draw:line>
        <draw:line draw:style-name="gr1" draw:text-style-name="P1" draw:layer="layout" svg:x1="13.884cm" svg:y1="6.866cm" svg:x2="13.729cm" svg:y2="7.133cm">
          <text:p/>
        </draw:line>
        <draw:line draw:style-name="gr1" draw:text-style-name="P1" draw:layer="layout" svg:x1="14.084cm" svg:y1="6.866cm" svg:x2="13.929cm" svg:y2="7.133cm">
          <text:p/>
        </draw:line>
        <draw:line draw:style-name="gr1" draw:text-style-name="P1" draw:layer="layout" svg:x1="14.284cm" svg:y1="6.866cm" svg:x2="14.129cm" svg:y2="7.133cm">
          <text:p/>
        </draw:line>
        <draw:line draw:style-name="gr1" draw:text-style-name="P1" draw:layer="layout" svg:x1="14.484cm" svg:y1="6.866cm" svg:x2="14.329cm" svg:y2="7.133cm">
          <text:p/>
        </draw:line>
        <draw:line draw:style-name="gr1" draw:text-style-name="P1" draw:layer="layout" svg:x1="7.997cm" svg:y1="7.299cm" svg:x2="7.842cm" svg:y2="7.566cm">
          <text:p/>
        </draw:line>
        <draw:line draw:style-name="gr1" draw:text-style-name="P1" draw:layer="layout" svg:x1="8.197cm" svg:y1="7.299cm" svg:x2="8.042cm" svg:y2="7.566cm">
          <text:p/>
        </draw:line>
        <draw:line draw:style-name="gr1" draw:text-style-name="P1" draw:layer="layout" svg:x1="8.397cm" svg:y1="7.299cm" svg:x2="8.242cm" svg:y2="7.566cm">
          <text:p/>
        </draw:line>
        <draw:line draw:style-name="gr1" draw:text-style-name="P1" draw:layer="layout" svg:x1="2.997cm" svg:y1="7.299cm" svg:x2="2.842cm" svg:y2="7.566cm">
          <text:p/>
        </draw:line>
        <draw:line draw:style-name="gr1" draw:text-style-name="P1" draw:layer="layout" svg:x1="3.197cm" svg:y1="7.299cm" svg:x2="3.042cm" svg:y2="7.566cm">
          <text:p/>
        </draw:line>
        <draw:line draw:style-name="gr1" draw:text-style-name="P1" draw:layer="layout" svg:x1="3.397cm" svg:y1="7.299cm" svg:x2="3.242cm" svg:y2="7.566cm">
          <text:p/>
        </draw:line>
        <draw:path draw:style-name="gr5" draw:text-style-name="P1" draw:layer="layout" svg:width="1.605cm" svg:height="0.459cm" svg:x="2.406cm" svg:y="5.654cm" svg:viewBox="0 0 1606 460" svg:d="M0 460c167-285 472-460 802-460 331 0 636 175 804 460">
          <text:p/>
        </draw:path>
        <draw:frame draw:style-name="gr6" draw:text-style-name="P1" draw:layer="layout" svg:width="0.675cm" svg:height="0.793cm" svg:x="2.119cm" svg:y="5.056cm">
          <draw:text-box>
            <text:p><text:span text:style-name="T1">w</text:span></text:p>
          </draw:text-box>
        </draw:frame>
        <draw:path draw:style-name="gr7" draw:text-style-name="P3" draw:layer="layout" svg:width="0.1cm" svg:height="0.1cm" svg:x="5.26cm" svg:y="13.182cm" svg:viewBox="0 0 101 101" svg:d="M51 0h-1c10 0 18 2 26 7 8 4 14 10 18 18 5 8 7 16 7 25v1c0 9-2 17-7 25-4 8-10 14-18 18-8 5-16 7-25 7-10 0-18-2-26-7-8-4-14-10-18-18-5-8-7-16-7-25 0-10 2-18 7-26 4-8 10-14 18-18 8-5 16-7 25-7z">
          <text:p/>
        </draw:path>
        <draw:line draw:style-name="gr8" draw:text-style-name="P1" draw:layer="layout" svg:x1="5.31cm" svg:y1="13.232cm" svg:x2="8.31cm" svg:y2="13.232cm">
          <text:p/>
        </draw:line>
        <draw:line draw:style-name="gr3" draw:text-style-name="P1" draw:layer="layout" svg:x1="3.332cm" svg:y1="13.82cm" svg:x2="9.44cm" svg:y2="12.005cm">
          <text:p/>
        </draw:line>
        <draw:line draw:style-name="gr3" draw:text-style-name="P1" draw:layer="layout" svg:x1="6.509cm" svg:y1="9.643cm" svg:x2="8.919cm" svg:y2="14.445cm">
          <text:p/>
        </draw:line>
        <draw:line draw:style-name="gr4" draw:text-style-name="P1" draw:layer="layout" svg:x1="5.31cm" svg:y1="13.232cm" svg:x2="7.922cm" svg:y2="12.456cm">
          <text:p/>
        </draw:line>
        <draw:line draw:style-name="gr3" draw:text-style-name="P1" draw:layer="layout" svg:x1="3.269cm" svg:y1="13.232cm" svg:x2="14.058cm" svg:y2="13.232cm">
          <text:p/>
        </draw:line>
        <draw:line draw:style-name="gr3" draw:text-style-name="P1" draw:layer="layout" svg:x1="8.54cm" svg:y1="11.799cm" svg:x2="5.418cm" svg:y2="15.121cm">
          <text:p/>
        </draw:line>
        <draw:line draw:style-name="gr4" draw:text-style-name="P1" draw:layer="layout" svg:x1="5.31cm" svg:y1="13.232cm" svg:x2="7.191cm" svg:y2="13.232cm">
          <text:p/>
        </draw:line>
        <draw:frame draw:style-name="gr9" draw:text-style-name="P1" draw:layer="layout" svg:width="1.217cm" svg:height="0.882cm" svg:x="6.835cm" svg:y="9.442cm">
          <draw:text-box>
            <text:p><text:span text:style-name="T2">TCD</text:span></text:p>
          </draw:text-box>
        </draw:frame>
        <draw:frame draw:style-name="gr10" draw:text-style-name="P1" draw:layer="layout" svg:width="1.217cm" svg:height="0.67cm" svg:x="9.464cm" svg:y="11.682cm">
          <draw:text-box>
            <text:p><text:span text:style-name="T2">TBD</text:span></text:p>
          </draw:text-box>
        </draw:frame>
        <draw:frame draw:style-name="gr11" draw:text-style-name="P1" draw:layer="layout" svg:width="1.323cm" svg:height="0.741cm" svg:x="14.209cm" svg:y="13.023cm">
          <draw:text-box>
            <text:p><text:span text:style-name="T2">llAB</text:span></text:p>
          </draw:text-box>
        </draw:frame>
        <draw:frame draw:style-name="gr9" draw:text-style-name="P1" draw:layer="layout" svg:width="2.434cm" svg:height="0.882cm" svg:x="5.724cm" svg:y="14.716cm">
          <draw:text-box>
            <text:p><text:span text:style-name="T2">TDE</text:span></text:p>
          </draw:text-box>
        </draw:frame>
        <draw:path draw:style-name="gr7" draw:text-style-name="P3" draw:layer="layout" svg:width="0.1cm" svg:height="0.1cm" svg:x="6.584cm" svg:y="18.957cm" svg:viewBox="0 0 101 101" svg:d="M51 0h-1c10 0 18 2 26 7 8 4 14 10 18 18 5 8 7 16 7 25v1c0 9-2 17-7 25-4 8-10 14-18 18-8 5-16 7-25 7-10 0-18-2-26-7-8-4-14-10-18-18-5-8-7-16-7-25 0-10 2-18 7-26 4-8 10-14 18-18 8-5 16-7 25-7z">
          <text:p/>
        </draw:path>
        <draw:line draw:style-name="gr8" draw:text-style-name="P1" draw:layer="layout" svg:x1="6.634cm" svg:y1="19.007cm" svg:x2="6.638cm" svg:y2="22.008cm">
          <text:p/>
        </draw:line>
        <draw:frame draw:style-name="gr11" draw:text-style-name="P1" draw:layer="layout" svg:width="0.811cm" svg:height="0.741cm" svg:x="6.654cm" svg:y="21.975cm">
          <draw:text-box>
            <text:p><text:span text:style-name="T2">c</text:span></text:p>
          </draw:text-box>
        </draw:frame>
        <draw:line draw:style-name="gr3" draw:text-style-name="P1" draw:layer="layout" svg:x1="3.908cm" svg:y1="23.377cm" svg:x2="7.485cm" svg:y2="21.582cm">
          <text:p/>
        </draw:line>
        <draw:line draw:style-name="gr3" draw:text-style-name="P1" draw:layer="layout" svg:x1="6.303cm" svg:y1="17.892cm" svg:x2="7.728cm" svg:y2="22.687cm">
          <text:p/>
        </draw:line>
        <draw:line draw:style-name="gr12" draw:text-style-name="P4" draw:layer="layout" svg:x1="6.634cm" svg:y1="19.007cm" svg:x2="7.056cm" svg:y2="20.427cm">
          <text:p/>
        </draw:line>
        <draw:line draw:style-name="gr13" draw:text-style-name="P1" draw:layer="layout" svg:x1="6.638cm" svg:y1="22.007cm" svg:x2="6.467cm" svg:y2="22.093cm">
          <text:p/>
        </draw:line>
        <draw:line draw:style-name="gr3" draw:text-style-name="P1" draw:layer="layout" svg:x1="7.057cm" svg:y1="20.426cm" svg:x2="2.872cm" svg:y2="21.67cm">
          <text:p/>
        </draw:line>
        <draw:line draw:style-name="gr3" draw:text-style-name="P1" draw:layer="layout" svg:x1="6.468cm" svg:y1="22.093cm" svg:x2="4.832cm" svg:y2="18.834cm">
          <text:p/>
        </draw:line>
        <draw:line draw:style-name="gr8" draw:text-style-name="P1" draw:layer="layout" svg:x1="6.635cm" svg:y1="19.007cm" svg:x2="5.816cm" svg:y2="20.795cm">
          <text:p/>
        </draw:line>
        <draw:frame draw:style-name="gr14" draw:text-style-name="P1" draw:layer="layout" svg:width="0.988cm" svg:height="0.847cm" svg:x="3.052cm" svg:y="23.245cm">
          <draw:text-box>
            <text:p><text:span text:style-name="T2">IICD</text:span></text:p>
          </draw:text-box>
        </draw:frame>
        <draw:frame draw:style-name="gr15" draw:text-style-name="P1" draw:layer="layout" svg:width="1.57cm" svg:height="0.758cm" svg:x="1.905cm" svg:y="21.322cm">
          <draw:text-box>
            <text:p><text:span text:style-name="T2">TBD</text:span></text:p>
          </draw:text-box>
        </draw:frame>
        <draw:frame draw:style-name="gr10" draw:text-style-name="P1" draw:layer="layout" svg:width="1.27cm" svg:height="0.67cm" svg:x="4.11cm" svg:y="18.288cm">
          <draw:text-box>
            <text:p><text:span text:style-name="T2">TCD</text:span></text:p>
          </draw:text-box>
        </draw:frame>
        <draw:frame draw:style-name="gr16" draw:text-style-name="P1" draw:layer="layout" svg:width="0.988cm" svg:height="1.217cm" svg:x="5.821cm" svg:y="17.615cm">
          <draw:text-box>
            <text:p><text:span text:style-name="T2">IIBD</text:span></text:p>
          </draw:text-box>
        </draw:frame>
        <draw:line draw:style-name="gr3" draw:text-style-name="P1" draw:layer="layout" svg:x1="3.017cm" svg:y1="19.007cm" svg:x2="9.28cm" svg:y2="19.007cm">
          <text:p/>
        </draw:line>
        <draw:frame draw:style-name="gr17" draw:text-style-name="P1" draw:layer="layout" svg:width="1.094cm" svg:height="0.653cm" svg:x="9.49cm" svg:y="18.795cm">
          <draw:text-box>
            <text:p><text:span text:style-name="T2">IIAB</text:span></text:p>
          </draw:text-box>
        </draw:frame>
        <draw:line draw:style-name="gr3" draw:text-style-name="P1" draw:layer="layout" svg:x1="7.86cm" svg:y1="18.386cm" svg:x2="5.26cm" svg:y2="21.153cm">
          <text:p/>
        </draw:line>
        <draw:frame draw:style-name="gr18" draw:text-style-name="P1" draw:layer="layout" svg:width="1.764cm" svg:height="1.005cm" svg:x="7.968cm" svg:y="18.14cm">
          <draw:text-box>
            <text:p><text:span text:style-name="T2">TDE</text:span></text:p>
          </draw:text-box>
        </draw:frame>
        <draw:line draw:style-name="gr19" draw:text-style-name="P1" draw:layer="layout" svg:x1="6.634cm" svg:y1="19.007cm" svg:x2="6.637cm" svg:y2="20.508cm">
          <text:p/>
        </draw:line>
        <draw:line draw:style-name="gr19" draw:text-style-name="P1" draw:layer="layout" svg:x1="6.635cm" svg:y1="19.007cm" svg:x2="6.226cm" svg:y2="21.402cm">
          <text:p/>
        </draw:line>
        <draw:frame draw:style-name="gr20" draw:text-style-name="P1" draw:layer="layout" svg:width="0.997cm" svg:height="0.75cm" svg:x="6.734cm" svg:y="20.44cm">
          <draw:text-box>
            <text:p><text:span text:style-name="T3">s1</text:span></text:p>
          </draw:text-box>
        </draw:frame>
        <draw:frame draw:style-name="gr21" draw:text-style-name="P1" draw:layer="layout" svg:width="1.155cm" svg:height="0.926cm" svg:x="5.737cm" svg:y="19.452cm">
          <draw:text-box>
            <text:p><text:span text:style-name="T3">s2</text:span></text:p>
          </draw:text-box>
        </draw:frame>
        <draw:frame draw:style-name="gr22" draw:text-style-name="P1" draw:layer="layout" svg:width="0.838cm" svg:height="0.794cm" svg:x="5.799cm" svg:y="21.401cm">
          <draw:text-box>
            <text:p><text:span text:style-name="T3">s3</text:span></text:p>
          </draw:text-box>
        </draw:frame>
        <draw:line draw:style-name="gr19" draw:text-style-name="P1" draw:layer="layout" svg:x1="6.635cm" svg:y1="19.007cm" svg:x2="6.225cm" svg:y2="19.902cm">
          <text:p/>
        </draw:line>
        <draw:line draw:style-name="gr3" draw:text-style-name="P1" draw:layer="layout" svg:x1="4.469cm" svg:y1="19.529cm" svg:x2="8.397cm" svg:y2="23.221cm">
          <text:p/>
        </draw:line>
        <draw:line draw:style-name="gr13" draw:text-style-name="P1" draw:layer="layout" svg:x1="5.817cm" svg:y1="20.794cm" svg:x2="5.699cm" svg:y2="20.684cm">
          <text:p/>
        </draw:line>
        <draw:line draw:style-name="gr8" draw:text-style-name="P1" draw:layer="layout" svg:x1="6.634cm" svg:y1="19.007cm" svg:x2="7.276cm" svg:y2="19.007cm">
          <text:p/>
        </draw:line>
        <draw:line draw:style-name="gr19" draw:text-style-name="P1" draw:layer="layout" svg:x1="6.635cm" svg:y1="19.007cm" svg:x2="6.546cm" svg:y2="19.902cm">
          <text:p/>
        </draw:line>
        <draw:line draw:style-name="gr23" draw:text-style-name="P1" draw:layer="layout" svg:x1="5.816cm" svg:y1="20.794cm" svg:x2="6.638cm" svg:y2="22.008cm">
          <text:p/>
        </draw:line>
        <draw:line draw:style-name="gr23" draw:text-style-name="P1" draw:layer="layout" svg:x1="5.816cm" svg:y1="20.795cm" svg:x2="7.278cm" svg:y2="19.007cm">
          <text:p/>
        </draw:line>
        <draw:frame draw:style-name="gr24" draw:text-style-name="P1" draw:layer="layout" svg:width="0.794cm" svg:height="0.746cm" svg:x="6.683cm" svg:y="19.604cm">
          <draw:text-box>
            <text:p><text:span text:style-name="T3">s4</text:span></text:p>
          </draw:text-box>
        </draw:frame>
        <draw:frame draw:style-name="gr6" draw:text-style-name="P1" draw:layer="layout" svg:width="0.675cm" svg:height="0.793cm" svg:x="3.556cm" svg:y="6.985cm">
          <draw:text-box>
            <text:p><text:span text:style-name="T1">A</text:span></text:p>
          </draw:text-box>
        </draw:frame>
        <draw:frame draw:style-name="gr6" draw:text-style-name="P1" draw:layer="layout" svg:width="0.675cm" svg:height="0.793cm" svg:x="3.389cm" svg:y="3.81cm">
          <draw:text-box>
            <text:p><text:span text:style-name="T1">C</text:span></text:p>
          </draw:text-box>
        </draw:frame>
        <draw:frame draw:style-name="gr6" draw:text-style-name="P1" draw:layer="layout" svg:width="0.675cm" svg:height="0.793cm" svg:x="8.636cm" svg:y="6.954cm">
          <draw:text-box>
            <text:p><text:span text:style-name="T1">B</text:span></text:p>
          </draw:text-box>
        </draw:frame>
        <draw:frame draw:style-name="gr6" draw:text-style-name="P1" draw:layer="layout" svg:width="0.675cm" svg:height="0.793cm" svg:x="7.072cm" svg:y="1.493cm">
          <draw:text-box>
            <text:p><text:span text:style-name="T1">D</text:span></text:p>
          </draw:text-box>
        </draw:frame>
        <draw:frame draw:style-name="gr6" draw:text-style-name="P1" draw:layer="layout" svg:width="0.675cm" svg:height="0.793cm" svg:x="12.065cm" svg:y="5.684cm">
          <draw:text-box>
            <text:p><text:span text:style-name="T1">E</text:span></text:p>
          </draw:text-box>
        </draw:frame>
      </draw:page>
      <draw:page draw:name="page2" draw:style-name="dp1" draw:master-page-name="PM1">
        <draw:polygon draw:style-name="gr1" draw:text-style-name="P1" draw:layer="layout" svg:width="0.5cm" svg:height="0.433cm" svg:x="2.946cm" svg:y="6.866cm" svg:viewBox="0 0 501 434" draw:points="251,0 376,216 501,434 251,434 0,434 125,216">
          <text:p/>
        </draw:polygon>
        <draw:line draw:style-name="gr1" draw:text-style-name="P1" draw:layer="layout" svg:x1="3.196cm" svg:y1="6.866cm" svg:x2="3.196cm" svg:y2="3.866cm">
          <text:p/>
        </draw:line>
        <draw:path draw:style-name="gr2" draw:text-style-name="P2" draw:layer="layout" svg:width="0.176cm" svg:height="0.176cm" svg:x="3.107cm" svg:y="6.778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3.107cm" svg:y="3.778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7" draw:text-style-name="P3" draw:layer="layout" svg:width="0.176cm" svg:height="0.176cm" svg:x="3.107cm" svg:y="5.278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1" draw:text-style-name="P1" draw:layer="layout" svg:x1="2.997cm" svg:y1="7.299cm" svg:x2="2.842cm" svg:y2="7.566cm">
          <text:p/>
        </draw:line>
        <draw:line draw:style-name="gr1" draw:text-style-name="P1" draw:layer="layout" svg:x1="3.197cm" svg:y1="7.299cm" svg:x2="3.042cm" svg:y2="7.566cm">
          <text:p/>
        </draw:line>
        <draw:line draw:style-name="gr1" draw:text-style-name="P1" draw:layer="layout" svg:x1="3.397cm" svg:y1="7.299cm" svg:x2="3.242cm" svg:y2="7.566cm">
          <text:p/>
        </draw:line>
        <draw:path draw:style-name="gr8" draw:text-style-name="P1" draw:layer="layout" svg:width="1.605cm" svg:height="0.459cm" svg:x="2.406cm" svg:y="5.654cm" svg:viewBox="0 0 1606 460" svg:d="M0 460c167-285 472-460 802-460 331 0 636 175 804 460">
          <text:p/>
        </draw:path>
        <draw:frame draw:style-name="gr25" draw:text-style-name="P1" draw:layer="layout" svg:width="2.961cm" svg:height="2.183cm" svg:x="2.318cm" svg:y="4.675cm">
          <draw:text-box>
            <text:p><text:span text:style-name="T1">S1</text:span></text:p>
          </draw:text-box>
        </draw:frame>
        <draw:polygon draw:style-name="gr1" draw:text-style-name="P1" draw:layer="layout" svg:width="0.5cm" svg:height="0.433cm" svg:x="12.295cm" svg:y="6.892cm" svg:viewBox="0 0 501 434" draw:points="251,0 376,216 501,434 251,434 0,434 125,216">
          <text:p/>
        </draw:polygon>
        <draw:polyline draw:style-name="gr1" draw:text-style-name="P1" draw:layer="layout" svg:width="5cm" svg:height="4.794cm" svg:x="7.545cm" svg:y="2.098cm" svg:viewBox="0 0 5001 4795" draw:points="3576,0 0,1794 3576,0 5001,4795">
          <text:p/>
        </draw:polyline>
        <draw:path draw:style-name="gr2" draw:text-style-name="P2" draw:layer="layout" svg:width="0.176cm" svg:height="0.176cm" svg:x="7.457cm" svg:y="3.804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12.457cm" svg:y="6.804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11.033cm" svg:y="2.01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4" draw:text-style-name="P1" draw:layer="layout" svg:x1="13.709cm" svg:y1="12.455cm" svg:x2="13.709cm" svg:y2="12.429cm">
          <text:p/>
        </draw:line>
        <draw:path draw:style-name="gr7" draw:text-style-name="P3" draw:layer="layout" svg:width="0.176cm" svg:height="0.176cm" svg:x="9.245cm" svg:y="2.907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7" draw:text-style-name="P3" draw:layer="layout" svg:width="0.176cm" svg:height="0.176cm" svg:x="11.745cm" svg:y="4.407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1" draw:text-style-name="P1" draw:layer="layout" svg:x1="12.346cm" svg:y1="7.325cm" svg:x2="12.191cm" svg:y2="7.592cm">
          <text:p/>
        </draw:line>
        <draw:line draw:style-name="gr1" draw:text-style-name="P1" draw:layer="layout" svg:x1="12.546cm" svg:y1="7.325cm" svg:x2="12.391cm" svg:y2="7.592cm">
          <text:p/>
        </draw:line>
        <draw:line draw:style-name="gr1" draw:text-style-name="P1" draw:layer="layout" svg:x1="12.747cm" svg:y1="7.325cm" svg:x2="12.592cm" svg:y2="7.592cm">
          <text:p/>
        </draw:line>
        <draw:line draw:style-name="gr26" draw:text-style-name="P1" draw:layer="layout" svg:x1="9.333cm" svg:y1="2.997cm" svg:x2="9.742cm" svg:y2="0.602cm">
          <text:p/>
        </draw:line>
        <draw:line draw:style-name="gr26" draw:text-style-name="P1" draw:layer="layout" svg:x1="11.833cm" svg:y1="4.497cm" svg:x2="12.243cm" svg:y2="3.602cm">
          <text:p/>
        </draw:line>
        <draw:frame draw:style-name="gr27" draw:text-style-name="P1" draw:layer="layout" svg:width="0.826cm" svg:height="0.762cm" svg:x="9.861cm" svg:y="0.286cm">
          <draw:text-box>
            <text:p><text:span text:style-name="T3">Pb3</text:span></text:p>
          </draw:text-box>
        </draw:frame>
        <draw:frame draw:style-name="gr27" draw:text-style-name="P1" draw:layer="layout" svg:width="0.826cm" svg:height="0.762cm" svg:x="12.39cm" svg:y="3.281cm">
          <draw:text-box>
            <text:p><text:span text:style-name="T3">Pb2</text:span></text:p>
          </draw:text-box>
        </draw:frame>
        <draw:line draw:style-name="gr1" draw:text-style-name="P1" draw:layer="layout" svg:x1="5.932cm" svg:y1="17.988cm" svg:x2="10.659cm" svg:y2="17.988cm">
          <text:p/>
        </draw:line>
        <draw:polygon draw:style-name="gr2" draw:text-style-name="P2" draw:layer="layout" svg:width="1.5cm" svg:height="0.5cm" svg:x="7.161cm" svg:y="17.738cm" svg:viewBox="0 0 1501 501" draw:points="0,0 0,501 1501,501 1501,0">
          <text:p/>
        </draw:polygon>
        <draw:line draw:style-name="gr1" draw:text-style-name="P1" draw:layer="layout" svg:x1="2.811cm" svg:y1="13.194cm" svg:x2="7.913cm" svg:y2="17.989cm">
          <text:p/>
        </draw:line>
        <draw:path draw:style-name="gr2" draw:text-style-name="P2" draw:layer="layout" svg:width="0.176cm" svg:height="0.176cm" svg:x="7.823cm" svg:y="17.9cm" svg:viewBox="0 0 177 177" svg:d="M89 0h-1c17 0 31 4 45 12s24 18 32 32 12 28 12 44v1c0 16-4 30-12 44s-18 24-32 32-28 12-44 12c-17 0-31-4-45-12s-24-18-32-32-12-28-12-44c0-17 4-31 12-45s18-24 32-32 28-12 44-12z">
          <text:p/>
        </draw:path>
        <draw:path draw:style-name="gr2" draw:text-style-name="P2" draw:layer="layout" svg:width="0.176cm" svg:height="0.176cm" svg:x="2.722cm" svg:y="13.106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4" draw:text-style-name="P1" draw:layer="layout" svg:x1="5.377cm" svg:y1="18.856cm" svg:x2="5.377cm" svg:y2="18.83cm">
          <text:p/>
        </draw:line>
        <draw:line draw:style-name="gr1" draw:text-style-name="P1" draw:layer="layout" svg:x1="9.523cm" svg:y1="17.988cm" svg:x2="9.368cm" svg:y2="18.255cm">
          <text:p/>
        </draw:line>
        <draw:line draw:style-name="gr1" draw:text-style-name="P1" draw:layer="layout" svg:x1="9.723cm" svg:y1="17.988cm" svg:x2="9.568cm" svg:y2="18.255cm">
          <text:p/>
        </draw:line>
        <draw:line draw:style-name="gr1" draw:text-style-name="P1" draw:layer="layout" svg:x1="9.923cm" svg:y1="17.988cm" svg:x2="9.768cm" svg:y2="18.255cm">
          <text:p/>
        </draw:line>
        <draw:line draw:style-name="gr1" draw:text-style-name="P1" draw:layer="layout" svg:x1="10.123cm" svg:y1="17.988cm" svg:x2="9.968cm" svg:y2="18.255cm">
          <text:p/>
        </draw:line>
        <draw:line draw:style-name="gr1" draw:text-style-name="P1" draw:layer="layout" svg:x1="10.323cm" svg:y1="17.988cm" svg:x2="10.168cm" svg:y2="18.255cm">
          <text:p/>
        </draw:line>
        <draw:line draw:style-name="gr1" draw:text-style-name="P1" draw:layer="layout" svg:x1="10.523cm" svg:y1="17.988cm" svg:x2="10.368cm" svg:y2="18.255cm">
          <text:p/>
        </draw:line>
        <draw:path draw:style-name="gr7" draw:text-style-name="P3" draw:layer="layout" svg:width="0.176cm" svg:height="0.176cm" svg:x="5.273cm" svg:y="15.503cm" svg:viewBox="0 0 177 177" svg:d="M89 0h-1c17 0 31 4 45 12s24 18 32 32 12 28 12 44v1c0 16-4 30-12 44s-18 24-32 32-28 12-44 12c-17 0-31-4-45-12s-24-18-32-32-12-28-12-44c0-17 4-31 12-45s18-24 32-32 28-12 44-12z">
          <text:p/>
        </draw:path>
        <draw:line draw:style-name="gr26" draw:text-style-name="P1" draw:layer="layout" svg:x1="7.911cm" svg:y1="17.988cm" svg:x2="7.911cm" svg:y2="19.698cm">
          <text:p/>
        </draw:line>
        <draw:path draw:style-name="gr26" draw:text-style-name="P1" draw:layer="layout" svg:width="0.974cm" svg:height="0.704cm" svg:x="3.879cm" svg:y="15.134cm" svg:viewBox="0 0 975 705" svg:d="M50 705c-100-205-47-455 131-598 179-143 434-143 612 0s233 393 131 598">
          <text:p/>
        </draw:path>
        <draw:line draw:style-name="gr26" draw:text-style-name="P1" draw:layer="layout" svg:x1="7.911cm" svg:y1="17.988cm" svg:x2="7.269cm" svg:y2="17.988cm">
          <text:p/>
        </draw:line>
        <draw:line draw:style-name="gr26" draw:text-style-name="P1" draw:layer="layout" svg:x1="5.361cm" svg:y1="15.592cm" svg:x2="5.45cm" svg:y2="14.697cm">
          <text:p/>
        </draw:line>
        <draw:frame draw:style-name="gr28" draw:text-style-name="P1" draw:layer="layout" svg:width="2.455cm" svg:height="1.482cm" svg:x="3.995cm" svg:y="15.983cm">
          <draw:text-box>
            <text:p><text:span text:style-name="T3">Mb4</text:span></text:p>
          </draw:text-box>
        </draw:frame>
        <draw:frame draw:style-name="gr29" draw:text-style-name="P1" draw:layer="layout" svg:width="2.879cm" svg:height="1.693cm" svg:x="6.831cm" svg:y="18.354cm">
          <draw:text-box>
            <text:p><text:span text:style-name="T3">Pb5</text:span></text:p>
          </draw:text-box>
        </draw:frame>
        <draw:frame draw:style-name="gr30" draw:text-style-name="P1" draw:layer="layout" svg:width="2.985cm" svg:height="1.27cm" svg:x="13.255cm" svg:y="16.376cm">
          <draw:text-box>
            <text:p><text:span text:style-name="T4">Pb4</text:span></text:p>
          </draw:text-box>
        </draw:frame>
        <draw:frame draw:style-name="gr31" draw:text-style-name="P1" draw:layer="layout" svg:width="3.471cm" svg:height="1.545cm" svg:x="8.038cm" svg:y="18.925cm">
          <draw:text-box>
            <text:p><text:span text:style-name="T3">R05</text:span></text:p>
          </draw:text-box>
        </draw:frame>
        <draw:frame draw:style-name="gr30" draw:text-style-name="P1" draw:layer="layout" svg:width="1.757cm" svg:height="1.27cm" svg:x="0.375cm" svg:y="11.14cm">
          <draw:text-box>
            <text:p><text:span text:style-name="T5">R24n</text:span></text:p>
          </draw:text-box>
        </draw:frame>
        <draw:line draw:style-name="gr32" draw:text-style-name="P1" draw:layer="layout" svg:x1="5.932cm" svg:y1="17.988cm" svg:x2="1.603cm" svg:y2="17.988cm">
          <text:p/>
        </draw:line>
        <draw:line draw:style-name="gr32" draw:text-style-name="P1" draw:layer="layout" svg:x1="5.361cm" svg:y1="15.592cm" svg:x2="5.626cm" svg:y2="12.91cm">
          <text:p/>
        </draw:line>
        <draw:line draw:style-name="gr8" draw:text-style-name="P1" draw:layer="layout" svg:x1="5.571cm" svg:y1="13.467cm" svg:x2="2.811cm" svg:y2="13.194cm">
          <text:p/>
        </draw:line>
        <draw:frame draw:style-name="gr33" draw:text-style-name="P1" draw:layer="layout" svg:width="1.355cm" svg:height="0.635cm" svg:x="4.439cm" svg:y="13.067cm">
          <draw:text-box>
            <text:p><text:span text:style-name="T2">l1</text:span></text:p>
          </draw:text-box>
        </draw:frame>
        <draw:line draw:style-name="gr8" draw:text-style-name="P1" draw:layer="layout" svg:x1="2.811cm" svg:y1="17.988cm" svg:x2="2.811cm" svg:y2="13.194cm">
          <text:p/>
        </draw:line>
        <draw:frame draw:style-name="gr33" draw:text-style-name="P1" draw:layer="layout" svg:width="0.783cm" svg:height="0.635cm" svg:x="2.238cm" svg:y="16.576cm">
          <draw:text-box>
            <text:p><text:span text:style-name="T2">l2</text:span></text:p>
          </draw:text-box>
        </draw:frame>
        <draw:line draw:style-name="gr32" draw:text-style-name="P1" draw:layer="layout" svg:x1="7.889cm" svg:y1="18.025cm" svg:x2="7.889cm" svg:y2="12.279cm">
          <text:p/>
        </draw:line>
        <draw:line draw:style-name="gr8" draw:text-style-name="P1" draw:layer="layout" svg:x1="7.89cm" svg:y1="13.194cm" svg:x2="2.811cm" svg:y2="13.194cm">
          <text:p/>
        </draw:line>
        <draw:frame draw:style-name="gr34" draw:text-style-name="P1" draw:layer="layout" svg:width="0.995cm" svg:height="0.656cm" svg:x="6.979cm" svg:y="12.723cm">
          <draw:text-box>
            <text:p><text:span text:style-name="T2">l3</text:span></text:p>
          </draw:text-box>
        </draw:frame>
        <draw:line draw:style-name="gr32" draw:text-style-name="P1" draw:layer="layout" svg:x1="5.097cm" svg:y1="18.273cm" svg:x2="5.362cm" svg:y2="15.591cm">
          <text:p/>
        </draw:line>
        <draw:line draw:style-name="gr8" draw:text-style-name="P1" draw:layer="layout" svg:x1="5.152cm" svg:y1="17.717cm" svg:x2="7.912cm" svg:y2="17.99cm">
          <text:p/>
        </draw:line>
        <draw:frame draw:style-name="gr35" draw:text-style-name="P1" draw:layer="layout" svg:width="2.138cm" svg:height="0.931cm" svg:x="6.202cm" svg:y="17.334cm">
          <draw:text-box>
            <text:p><text:span text:style-name="T2">l4</text:span></text:p>
          </draw:text-box>
        </draw:frame>
        <draw:frame draw:style-name="gr31" draw:text-style-name="P1" draw:layer="layout" svg:width="2.032cm" svg:height="1.545cm" svg:x="4.006cm" svg:y="11.612cm">
          <draw:text-box>
            <text:p><text:span text:style-name="T5">R24t</text:span></text:p>
          </draw:text-box>
        </draw:frame>
        <draw:line draw:style-name="gr26" draw:text-style-name="P1" draw:layer="layout" svg:x1="12.984cm" svg:y1="17.232cm" svg:x2="13.073cm" svg:y2="16.337cm">
          <text:p/>
        </draw:line>
        <draw:line draw:style-name="gr26" draw:text-style-name="P1" draw:layer="layout" svg:x1="13.072cm" svg:y1="16.337cm" svg:x2="12.43cm" svg:y2="16.337cm">
          <text:p/>
        </draw:line>
        <draw:frame draw:style-name="gr29" draw:text-style-name="P1" draw:layer="layout" svg:width="2.879cm" svg:height="1.693cm" svg:x="12.43cm" svg:y="15.972cm">
          <draw:text-box>
            <text:p><text:span text:style-name="T4">Pb5</text:span></text:p>
          </draw:text-box>
        </draw:frame>
        <draw:line draw:style-name="gr26" draw:text-style-name="P1" draw:layer="layout" svg:x1="12.43cm" svg:y1="14.627cm" svg:x2="12.43cm" svg:y2="16.337cm">
          <text:p/>
        </draw:line>
        <draw:frame draw:style-name="gr31" draw:text-style-name="P1" draw:layer="layout" svg:width="3.471cm" svg:height="1.545cm" svg:x="11.88cm" svg:y="14.671cm">
          <draw:text-box>
            <text:p><text:span text:style-name="T4">R05</text:span></text:p>
          </draw:text-box>
        </draw:frame>
        <draw:line draw:style-name="gr36" draw:text-style-name="P1" draw:layer="layout" svg:x1="3.932cm" svg:y1="12.002cm" svg:x2="2.811cm" svg:y2="13.195cm">
          <text:p/>
        </draw:line>
        <draw:line draw:style-name="gr36" draw:text-style-name="P1" draw:layer="layout" svg:x1="12.431cm" svg:y1="14.627cm" svg:x2="11.31cm" svg:y2="15.82cm">
          <text:p/>
        </draw:line>
        <draw:line draw:style-name="gr36" draw:text-style-name="P1" draw:layer="layout" svg:x1="11.31cm" svg:y1="15.819cm" svg:x2="12.985cm" svg:y2="17.232cm">
          <text:p/>
        </draw:line>
        <draw:frame draw:style-name="gr31" draw:text-style-name="P1" draw:layer="layout" svg:width="2.032cm" svg:height="1.545cm" svg:x="11.731cm" svg:y="16.603cm">
          <draw:text-box>
            <text:p><text:span text:style-name="T6">R24n</text:span></text:p>
          </draw:text-box>
        </draw:frame>
        <draw:line draw:style-name="gr26" draw:text-style-name="P1" draw:layer="layout" svg:x1="12.43cm" svg:y1="14.697cm" svg:x2="12.985cm" svg:y2="17.231cm">
          <text:p/>
        </draw:line>
        <draw:line draw:style-name="gr36" draw:text-style-name="P1" draw:layer="layout" svg:x1="1.136cm" svg:y1="11.782cm" svg:x2="2.811cm" svg:y2="13.195cm">
          <text:p/>
        </draw:line>
        <draw:line draw:style-name="gr26" draw:text-style-name="P1" draw:layer="layout" svg:x1="2.256cm" svg:y1="10.66cm" svg:x2="2.811cm" svg:y2="13.194cm">
          <text:p/>
        </draw:line>
        <draw:frame draw:style-name="gr37" draw:text-style-name="P1" draw:layer="layout" svg:width="1.757cm" svg:height="1.08cm" svg:x="1.967cm" svg:y="10.177cm">
          <draw:text-box>
            <text:p><text:span text:style-name="T3">R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Arial" svg:font-family="Arial" style:font-pitch="variable"/>
    <style:font-face style:name="Arial Black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0.1cm" draw:dots2="1" draw:dots2-length="0.1cm" draw:distance="0.06cm"/>
    <draw:stroke-dash draw:name="Dash_5f_1" draw:display-name="Dash_1" draw:style="rect" draw:dots1="1" draw:dots1-length="0.02cm" draw:dots2="1" draw:dots2-length="0.02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7T22:40:18.299795703</dc:date>
    <meta:editing-duration>PT1M13S</meta:editing-duration>
    <meta:editing-cycles>1</meta:editing-cycles>
    <meta:document-statistic meta:object-count="149"/>
    <meta:generator>LibreOffice/5.1.6.2$Linux_X86_64 LibreOffice_project/10m0$Build-2</meta:generator>
  </office:meta>
</office:document-meta>
</file>